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AB000002A883D267BFE107FA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7f9f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98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87cefa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4682b4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008b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1e90ff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387baa"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4682b4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00008b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4682b4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000080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1e90ff" fo:font-size="38pt" fo:font-weight="bold" style:font-size-asian="38pt" style:font-weight-asian="bold" style:font-size-complex="38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87cefa"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1e90ff"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style:writing-mode="lr-tb"/>
      <style:text-properties fo:color="#00008b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paragraph-properties style:writing-mode="lr-tb"/>
      <style:text-properties fo:color="#4682b4"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font-size="30pt" style:font-size-asian="30pt" style:font-size-complex="30pt"/>
    </style:style>
    <style:style style:name="P18" style:family="paragraph">
      <loext:graphic-properties draw:fill="none" draw:fill-color="#ffffff"/>
      <style:paragraph-properties style:writing-mode="lr-tb"/>
      <style:text-properties fo:color="#1e90ff" fo:font-size="30pt" fo:font-weight="bold" style:font-size-asian="30pt" style:font-weight-asian="bold" style:font-size-complex="30pt" style:font-weight-complex="bold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color="#000000" style:font-name="Chilanka" fo:font-size="36pt" fo:font-weight="bold" style:font-size-asian="36pt" style:font-weight-asian="bold" style:font-size-complex="36pt" style:font-weight-complex="bold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color="#87cefa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4682b4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8b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1e90ff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387baa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4682b4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008b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4682b4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1e90ff" fo:font-size="38pt" fo:font-weight="bold" style:font-size-asian="38pt" style:font-weight-asian="bold" style:font-size-complex="38pt" style:font-weight-complex="bold"/>
    </style:style>
    <style:style style:name="T11" style:family="text">
      <style:text-properties fo:color="#87cefa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1e90ff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8b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4682b4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1e90ff" fo:font-size="30pt" fo:font-weight="bold" style:font-size-asian="30pt" style:font-weight-asian="bold" style:font-size-complex="30pt" style:font-weight-complex="bold"/>
    </style:style>
    <style:style style:name="T16" style:family="text">
      <style:text-properties fo:color="#000000" style:font-name="Chilanka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.6cm" svg:height="1.826cm" draw:transform="rotate (-0.810356371700968) translate (7.323cm 2.2cm)">
          <draw:text-box>
            <text:p><text:span text:style-name="T1">HPC</text:span></text:p>
          </draw:text-box>
        </draw:frame>
        <draw:frame draw:style-name="gr1" draw:text-style-name="P2" draw:layer="layout" svg:width="3.6cm" svg:height="1.826cm" draw:transform="rotate (0.487819525932415) translate (13.364cm 7.487cm)">
          <draw:text-box>
            <text:p><text:span text:style-name="T2">C++</text:span></text:p>
          </draw:text-box>
        </draw:frame>
        <draw:frame draw:style-name="gr2" draw:text-style-name="P3" draw:layer="layout" svg:width="8.203cm" svg:height="1.989cm" draw:transform="rotate (1.57673044625168) translate (11.443cm 14.791cm)">
          <draw:text-box>
            <text:p><text:span text:style-name="T3">Computing</text:span></text:p>
          </draw:text-box>
        </draw:frame>
        <draw:frame draw:style-name="gr1" draw:text-style-name="P3" draw:layer="layout" svg:width="9.8cm" svg:height="1.826cm" svg:x="9.8cm" svg:y="3.974cm">
          <draw:text-box>
            <text:p><text:span text:style-name="T3">Programming</text:span></text:p>
          </draw:text-box>
        </draw:frame>
        <draw:frame draw:style-name="gr1" draw:text-style-name="P4" draw:layer="layout" svg:width="10.7cm" svg:height="1.826cm" svg:x="8.5cm" svg:y="2.574cm">
          <draw:text-box>
            <text:p><text:span text:style-name="T4">Performance</text:span></text:p>
          </draw:text-box>
        </draw:frame>
        <draw:frame draw:style-name="gr1" draw:text-style-name="P4" draw:layer="layout" svg:width="9.8cm" svg:height="1.826cm" svg:x="7.4cm" svg:y="5.174cm">
          <draw:text-box>
            <text:p><text:span text:style-name="T4">Engineering</text:span></text:p>
          </draw:text-box>
        </draw:frame>
        <draw:frame draw:style-name="gr1" draw:text-style-name="P5" draw:layer="layout" svg:width="5cm" svg:height="1.826cm" svg:x="7cm" svg:y="6.8cm">
          <draw:text-box>
            <text:p><text:span text:style-name="T5">Object</text:span></text:p>
          </draw:text-box>
        </draw:frame>
        <draw:frame draw:style-name="gr3" draw:text-style-name="P3" draw:layer="layout" svg:width="5.302cm" svg:height="1.88cm" draw:transform="rotate (0.635997979426734) translate (4.526cm 10.899cm)">
          <draw:text-box>
            <text:p><text:span text:style-name="T3">Python</text:span></text:p>
          </draw:text-box>
        </draw:frame>
        <draw:frame draw:style-name="gr1" draw:text-style-name="P6" draw:layer="layout" svg:width="4.168cm" svg:height="1.826cm" draw:transform="rotate (0.487819525932415) translate (8.2cm 9.554cm)">
          <draw:text-box>
            <text:p><text:span text:style-name="T6">Code</text:span></text:p>
          </draw:text-box>
        </draw:frame>
        <draw:frame draw:style-name="gr1" draw:text-style-name="P1" draw:layer="layout" svg:width="9.8cm" svg:height="1.826cm" svg:x="12.9cm" svg:y="8.274cm">
          <draw:text-box>
            <text:p><text:span text:style-name="T1">Algorithmics</text:span></text:p>
          </draw:text-box>
        </draw:frame>
        <draw:frame draw:style-name="gr1" draw:text-style-name="P7" draw:layer="layout" svg:width="9.8cm" svg:height="1.826cm" svg:x="15.1cm" svg:y="9.4cm">
          <draw:text-box>
            <text:p><text:span text:style-name="T7">Methods</text:span></text:p>
          </draw:text-box>
        </draw:frame>
        <draw:frame draw:style-name="gr4" draw:text-style-name="P8" draw:layer="layout" svg:width="4.2cm" svg:height="1.517cm" svg:x="16cm" svg:y="10.5cm">
          <draw:text-box>
            <text:p><text:span text:style-name="T8">Maths</text:span></text:p>
          </draw:text-box>
        </draw:frame>
        <draw:frame draw:style-name="gr1" draw:text-style-name="P9" draw:layer="layout" svg:width="5.316cm" svg:height="1.826cm" draw:transform="rotate (0.829729526398104) translate (19.4cm 11.622cm)">
          <draw:text-box>
            <text:p><text:span text:style-name="T9">Theory</text:span></text:p>
          </draw:text-box>
        </draw:frame>
        <draw:frame draw:style-name="gr5" draw:text-style-name="P10" draw:layer="layout" svg:width="6.615cm" svg:height="1.955cm" draw:transform="rotate (1.57428698529889) translate (10.311cm 15.416cm)">
          <draw:text-box>
            <text:p><text:span text:style-name="T10">Software</text:span></text:p>
          </draw:text-box>
        </draw:frame>
        <draw:frame draw:style-name="gr1" draw:text-style-name="P4" draw:layer="layout" svg:width="9.8cm" svg:height="1.826cm" svg:x="16.2cm" svg:y="6.774cm">
          <draw:text-box>
            <text:p><text:span text:style-name="T4">Learning</text:span></text:p>
          </draw:text-box>
        </draw:frame>
        <draw:frame draw:style-name="gr6" draw:text-style-name="P11" draw:layer="layout" svg:width="4.613cm" svg:height="1.352cm" draw:transform="rotate (1.53746053808181) translate (9.357cm 14.393cm)">
          <draw:text-box>
            <text:p><text:span text:style-name="T11">Machine</text:span></text:p>
          </draw:text-box>
        </draw:frame>
        <draw:frame draw:style-name="gr1" draw:text-style-name="P12" draw:layer="layout" svg:width="4.2cm" svg:height="1.826cm" draw:transform="rotate (-0.786270828023446) translate (8.233cm 9.6cm)">
          <draw:text-box>
            <text:p><text:span text:style-name="T12">High</text:span></text:p>
          </draw:text-box>
        </draw:frame>
        <draw:frame draw:style-name="gr6" draw:text-style-name="P14" draw:layer="layout" svg:width="4.118cm" svg:height="1.352cm" draw:transform="rotate (-0.896575636749487) translate (13.71cm 9.69cm)">
          <draw:text-box>
            <text:p text:style-name="P13"><text:span text:style-name="T13">Parallel</text:span></text:p>
          </draw:text-box>
        </draw:frame>
        <draw:frame draw:style-name="gr7" draw:text-style-name="P16" draw:layer="layout" svg:width="4.355cm" svg:height="1.276cm" draw:transform="rotate (-0.858527459056011) translate (13.483cm 10.933cm)">
          <draw:text-box>
            <text:p text:style-name="P15"><text:span text:style-name="T14">Algebra</text:span></text:p>
          </draw:text-box>
        </draw:frame>
        <draw:frame draw:style-name="gr4" draw:text-style-name="P18" draw:layer="layout" svg:width="6.8cm" svg:height="1.517cm" draw:transform="rotate (-0.858352926130812) translate (14.504cm 9.301cm)">
          <draw:text-box>
            <text:p text:style-name="P17"><text:span text:style-name="T15">Distributed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frame draw:style-name="gr9" draw:text-style-name="P20" draw:layer="layout" svg:width="17.5cm" svg:height="1.648cm" svg:x="5.1cm" svg:y="8.7cm">
          <draw:text-box>
            <text:p><text:span text:style-name="T16">Ajouter une autre dimension </text:span></text:p>
          </draw:text-box>
        </draw:frame>
        <draw:frame draw:style-name="gr10" draw:text-style-name="P21" draw:layer="layout" svg:width="16.1cm" svg:height="6.413cm" svg:x="5.2cm" svg:y="2.087cm">
          <draw:image xlink:href="Pictures/10000201000006AB000002A883D267BFE107FA02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0:08:53.913423711</meta:creation-date>
    <dc:date>2021-12-03T10:20:33.183061068</dc:date>
    <meta:editing-duration>PT29M14S</meta:editing-duration>
    <meta:editing-cycles>6</meta:editing-cycles>
    <meta:generator>LibreOffice/6.4.6.2$Linux_X86_64 LibreOffice_project/40$Build-2</meta:generator>
    <meta:document-statistic meta:object-count="47"/>
  </office:meta>
</office:document-meta>
</file>